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3 of 9 Barcode" svg:font-family="'3 of 9 Barcode'" style:font-adornments="標準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adornments="標準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.006cm" fo:margin-left="0cm" fo:margin-right="-0.005cm" table:align="margins"/>
    </style:style>
    <style:style style:name="表格1.A" style:family="table-column">
      <style:table-column-properties style:column-width="2.219cm" style:rel-column-width="1258*"/>
    </style:style>
    <style:style style:name="表格1.B" style:family="table-column">
      <style:table-column-properties style:column-width="3.254cm" style:rel-column-width="1845*"/>
    </style:style>
    <style:style style:name="表格1.C" style:family="table-column">
      <style:table-column-properties style:column-width="5.045cm" style:rel-column-width="2860*"/>
    </style:style>
    <style:style style:name="表格1.D" style:family="table-column">
      <style:table-column-properties style:column-width="6.488cm" style:rel-column-width="3678*"/>
    </style:style>
    <style:style style:name="表格1.1" style:family="table-row">
      <style:table-row-properties style:min-row-height="1.549cm"/>
    </style:style>
    <style:style style:name="表格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style:vertical-align="middle" fo:padding="0.097cm" fo:border="0.002cm solid #000000"/>
    </style:style>
    <style:style style:name="表格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7.013cm" fo:margin-left="0cm" fo:margin-right="-0.012cm" table:align="margins"/>
    </style:style>
    <style:style style:name="表格3.A" style:family="table-column">
      <style:table-column-properties style:column-width="2.221cm" style:rel-column-width="1259*"/>
    </style:style>
    <style:style style:name="表格3.B" style:family="table-column">
      <style:table-column-properties style:column-width="3.254cm" style:rel-column-width="1845*"/>
    </style:style>
    <style:style style:name="表格3.C" style:family="table-column">
      <style:table-column-properties style:column-width="5.043cm" style:rel-column-width="2859*"/>
    </style:style>
    <style:style style:name="表格3.D" style:family="table-column">
      <style:table-column-properties style:column-width="6.495cm" style:rel-column-width="3682*"/>
    </style:style>
    <style:style style:name="表格3.1" style:family="table-row">
      <style:table-row-properties style:min-row-height="1.568cm"/>
    </style:style>
    <style:style style:name="表格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3.D1" style:family="table-cell">
      <style:table-cell-properties style:vertical-align="middle" fo:padding="0.097cm" fo:border="0.002cm solid #000000"/>
    </style:style>
    <style:style style:name="表格3.2" style:family="table-row">
      <style:table-row-properties style:min-row-height="1.438cm"/>
    </style:style>
    <style:style style:name="表格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3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6.933cm" fo:margin-left="0.012cm" fo:margin-right="0.055cm" table:align="margins"/>
    </style:style>
    <style:style style:name="表格4.A" style:family="table-column">
      <style:table-column-properties style:column-width="1.693cm" style:rel-column-width="960*"/>
    </style:style>
    <style:style style:name="表格4.1" style:family="table-row">
      <style:table-row-properties style:min-row-height="1.244cm"/>
    </style:style>
    <style:style style:name="表格4.A1" style:family="table-cell">
      <style:table-cell-properties style:vertical-align="middle" fo:padding="0cm" fo:border="none"/>
    </style:style>
    <style:style style:name="表格2" style:family="table">
      <style:table-properties style:width="16.521cm" fo:margin-left="0.409cm" fo:margin-right="0.071cm" table:align="margins"/>
    </style:style>
    <style:style style:name="表格2.A" style:family="table-column">
      <style:table-column-properties style:column-width="2.753cm" style:rel-column-width="1561*"/>
    </style:style>
    <style:style style:name="表格2.1" style:family="table-row">
      <style:table-row-properties style:min-row-height="1.244cm"/>
    </style:style>
    <style:style style:name="表格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style:font-name="Arial Unicode MS1" fo:font-size="14pt" style:font-name-asian="Arial Unicode MS1" style:font-size-asian="14pt" style:language-asian="zh" style:country-asian="CN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 Unicode MS1" fo:font-size="14pt" style:font-name-asian="Arial Unicode MS1" style:font-size-asian="14pt" style:language-asian="zh" style:country-asian="CN" style:font-size-complex="14pt"/>
    </style:style>
    <style:style style:name="P3" style:family="paragraph" style:parent-style-name="Table_20_Contents">
      <style:text-properties style:font-name="Arial Unicode MS1" fo:font-size="14pt" style:font-name-asian="Arial Unicode MS1" style:font-size-asian="14pt" style:language-asian="zh" style:country-asian="CN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Arial Unicode MS1" fo:font-size="14pt" style:font-name-asian="Arial Unicode MS1" style:font-size-asian="14pt" style:language-asian="zh" style:country-asian="CN" style:font-size-complex="14pt"/>
    </style:style>
    <style:style style:name="P5" style:family="paragraph" style:parent-style-name="Table_20_Contents">
      <style:paragraph-properties fo:line-height="0.499cm"/>
      <style:text-properties style:font-name="Arial Unicode MS1" fo:font-size="14pt" style:font-name-asian="Arial Unicode MS1" style:font-size-asian="14pt" style:language-asian="zh" style:country-asian="CN" style:font-size-complex="14pt"/>
    </style:style>
    <style:style style:name="P6" style:family="paragraph" style:parent-style-name="Table_20_Contents">
      <style:text-properties style:font-name="Arial Unicode MS1" fo:font-size="14pt" style:font-name-asian="Arial Unicode MS1" style:font-size-asian="14pt" style:font-size-complex="14pt"/>
    </style:style>
    <style:style style:name="P7" style:family="paragraph" style:parent-style-name="Table_20_Contents">
      <style:paragraph-properties fo:margin-left="1.251cm" fo:margin-right="0cm" fo:line-height="0.499cm" fo:text-indent="0cm" style:auto-text-indent="false"/>
      <style:text-properties style:font-name="Arial Unicode MS1" fo:font-size="14pt" style:font-name-asian="Arial Unicode MS1" style:font-size-asian="14pt" style:language-asian="zh" style:country-asian="CN" style:font-size-complex="14pt"/>
    </style:style>
    <style:style style:name="P8" style:family="paragraph" style:parent-style-name="Table_20_Contents">
      <style:paragraph-properties fo:margin-left="0cm" fo:margin-right="0cm" fo:line-height="0.499cm" fo:text-indent="0cm" style:auto-text-indent="false"/>
      <style:text-properties style:font-name="Arial Unicode MS1" fo:font-size="14pt" style:font-name-asian="Arial Unicode MS1" style:font-size-asian="14pt" style:language-asian="zh" style:country-asian="CN" style:font-size-complex="14pt"/>
    </style:style>
    <style:style style:name="P9" style:family="paragraph" style:parent-style-name="Standard">
      <style:text-properties style:font-name="Arial Unicode MS1" fo:font-size="14pt" style:font-name-asian="Arial Unicode MS1" style:font-size-asian="14pt" style:language-asian="zh" style:country-asian="CN" style:font-size-complex="14pt"/>
    </style:style>
    <style:style style:name="P10" style:family="paragraph" style:parent-style-name="Standard">
      <style:paragraph-properties fo:line-height="0.499cm" fo:text-align="center" style:justify-single-word="false"/>
      <style:text-properties style:font-name="Arial Unicode MS1" fo:font-size="14pt" style:font-name-asian="Arial Unicode MS1" style:font-size-asian="14pt" style:language-asian="zh" style:country-asian="CN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 Unicode MS1" fo:font-size="18pt" style:font-name-asian="Arial Unicode MS1" style:font-size-asian="18pt" style:language-asian="zh" style:country-asian="CN" style:font-size-complex="18pt"/>
    </style:style>
    <style:style style:name="P12" style:family="paragraph" style:parent-style-name="Standard">
      <style:paragraph-properties fo:line-height="100%" fo:text-align="center" style:justify-single-word="false" style:shadow="none"/>
      <style:text-properties style:font-name="Arial Unicode MS1" fo:font-size="18pt" style:font-name-asian="Arial Unicode MS1" style:font-size-asian="18pt" style:language-asian="zh" style:country-asian="CN" style:font-size-complex="18pt"/>
    </style:style>
    <style:style style:name="P13" style:family="paragraph" style:parent-style-name="Standard">
      <style:paragraph-properties fo:line-height="0.499cm" fo:text-align="center" style:justify-single-word="false" style:shadow="none"/>
      <style:text-properties style:font-name="Arial Unicode MS1" fo:font-size="14pt" style:font-name-asian="Arial Unicode MS1" style:font-size-asian="14pt" style:language-asian="zh" style:country-asian="CN" style:font-size-complex="14pt"/>
    </style:style>
    <style:style style:name="P14" style:family="paragraph" style:parent-style-name="Table_20_Contents">
      <style:text-properties style:font-name="Arial Unicode MS1" fo:font-size="14pt" style:font-name-asian="Arial Unicode MS1" style:font-size-asian="14pt" style:language-asian="zh" style:country-asian="CN" style:font-size-complex="14pt"/>
    </style:style>
    <style:style style:name="P15" style:family="paragraph" style:parent-style-name="Table_20_Contents" style:list-style-name="L1">
      <style:paragraph-properties fo:line-height="0.499cm"/>
      <style:text-properties style:font-name="Arial Unicode MS1" fo:font-size="14pt" style:font-name-asian="Arial Unicode MS1" style:font-size-asian="14pt" style:language-asian="zh" style:country-asian="CN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Arial Unicode MS1" fo:font-size="14pt" style:font-name-asian="Arial Unicode MS1" style:font-size-asian="14pt" style:language-asian="zh" style:country-asian="CN" style:font-size-complex="14pt"/>
    </style:style>
    <style:style style:name="P17" style:family="paragraph" style:parent-style-name="Table_20_Contents">
      <style:text-properties style:font-name="Arial Unicode MS1" fo:font-size="14pt" style:font-name-asian="Arial Unicode MS1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Arial Unicode MS1" fo:font-size="14pt" style:font-name-asian="Arial Unicode MS1" style:font-size-asian="14pt" style:font-size-complex="14pt"/>
    </style:style>
    <style:style style:name="P19" style:family="paragraph">
      <style:paragraph-properties fo:text-align="center"/>
      <style:text-properties style:text-line-through-style="none" style:font-name="3 of 9 Barcode" fo:font-size="20pt" fo:font-style="normal" style:text-underline-style="none" fo:font-weight="normal"/>
    </style:style>
    <style:style style:name="T1" style:family="text">
      <style:text-properties style:language-asian="zh" style:country-asian="C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textarea-vertical-align="middle"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xforms:model id="Model 1">
          <xforms:instance id="Instance 1">
            <instanceData/>
          </xforms:instance>
          <xsd:schema/>
        </xforms:model>
        <form:form form:name="表單" form:apply-filter="true" form:command-type="table" form:control-implementation="ooo:com.sun.star.form.component.Form" office:target-frame="" xlink:href="" xlink:type="simple">
          <form:text form:name="barcode_account1" form:control-implementation="ooo:com.sun.star.form.component.TextField" xml:id="control1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${校名} 教師甄選繳款單</text:p>
      <text:p text:style-name="P10">第一聯：繳款人收執聯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3" office:value-type="string">
            <text:p text:style-name="P18"><text:span text:style-name="T1">繳款項目:${title}</text:span></text:p>
          </table:table-cell>
          <table:covered-table-cell/>
          <table:covered-table-cell/>
          <table:table-cell table:style-name="表格1.D1" office:value-type="string">
            <text:p text:style-name="P16">報考科別:${科別}</text:p>
          </table:table-cell>
        </table:table-row>
        <table:table-row>
          <table:table-cell table:style-name="表格1.A2" office:value-type="string">
            <text:p text:style-name="P4">繳款期限</text:p>
          </table:table-cell>
          <table:table-cell table:style-name="表格1.A2" office:value-type="string">
            <text:p text:style-name="P2">${繳款期限}</text:p>
          </table:table-cell>
          <table:table-cell table:style-name="表格1.C2" table:number-rows-spanned="3" table:number-columns-spanned="2" office:value-type="string">
            <text:p text:style-name="P4">虛擬帳號<text:line-break/><draw:control text:anchor-type="as-char" draw:z-index="0" draw:style-name="gr1" draw:text-style-name="P19" svg:width="11.33cm" svg:height="1.001cm" draw:control="control1"/></text:p>
            <text:p text:style-name="P4">${虛擬帳號}</text:p>
            <text:p text:style-name="P2"/>
            <text:p text:style-name="P4">新台幣 ${繳款金額} 元整</text:p>
          </table:table-cell>
          <table:covered-table-cell/>
        </table:table-row>
        <table:table-row>
          <table:table-cell table:style-name="表格1.A2" office:value-type="string">
            <text:p text:style-name="P4">收款銀行</text:p>
          </table:table-cell>
          <table:table-cell table:style-name="表格1.A2" office:value-type="string">
            <text:p text:style-name="P4">${收款銀行}</text:p>
          </table:table-cell>
          <table:covered-table-cell/>
          <table:covered-table-cell/>
        </table:table-row>
        <table:table-row>
          <table:table-cell table:style-name="表格1.A2" office:value-type="string">
            <text:p text:style-name="P4">姓名</text:p>
          </table:table-cell>
          <table:table-cell table:style-name="表格1.A2" office:value-type="string">
            <text:p text:style-name="P2">${姓名}</text:p>
          </table:table-cell>
          <table:covered-table-cell/>
          <table:covered-table-cell/>
        </table:table-row>
        <table:table-row>
          <table:table-cell table:style-name="表格1.C2" table:number-columns-spanned="4" office:value-type="string">
            <text:p text:style-name="P5">繳款方式一、臨櫃繳款：</text:p>
            <text:p text:style-name="P7">可攜帶本繳款單至「${收款銀行}」臨櫃繳款。</text:p>
            <text:p text:style-name="P5">繳款方式二、金融卡(ATM)轉帳繳款：</text:p>
            <text:p text:style-name="P7">步驟如下：</text:p>
            <text:p text:style-name="P7">插入金融卡 → 輸入密碼 → 請選擇『轉帳』交易 → 輸入銀行代號 → 輸入繳款之 14位『虛擬帳號』→ 輸入繳款金額 → 核對輸入資料正確無誤後，請按『確認』完成轉帳繳款 → 取回明細表。</text:p>
            <text:p text:style-name="P8">繳款方式三、跨行匯款：</text:p>
            <text:p text:style-name="P7">收款銀行：${收款銀行}</text:p>
            <text:p text:style-name="P7">收款人帳號：${收款人帳號}</text:p>
            <text:p text:style-name="P7">收款人戶名：${收款人戶名}</text:p>
            <text:p text:style-name="P7">匯款人請填寫『考生姓名』，並請註明報考科別。</text:p>
            <text:list xml:id="list7824616717514474969" text:style-name="L1">
              <text:list-header>
                <text:p text:style-name="P15"/>
              </text:list-header>
              <text:list-item>
                <text:p text:style-name="P15">使用繳款方式二、三 繳款者需自行負擔每筆交易手續費。</text:p>
                <text:p text:style-name="P15"/>
              </text:list-item>
            </text:list>
          </table:table-cell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 table:number-columns-repeated="6"/>
        <table:table-row table:style-name="表格2.1">
          <table:table-cell table:style-name="表格2.A1" office:value-type="string">
            <text:p text:style-name="P16">主辦出納</text:p>
          </table:table-cell>
          <table:table-cell table:style-name="表格2.A1" office:value-type="string">
            <text:p text:style-name="P18"/>
          </table:table-cell>
          <table:table-cell table:style-name="表格2.A1" office:value-type="string">
            <text:p text:style-name="P16">主辦主計</text:p>
          </table:table-cell>
          <table:table-cell table:style-name="表格2.A1" office:value-type="string">
            <text:p text:style-name="P18"/>
          </table:table-cell>
          <table:table-cell table:style-name="表格2.A1" office:value-type="string">
            <text:p text:style-name="P16">校長</text:p>
          </table:table-cell>
          <table:table-cell table:style-name="表格2.A1" office:value-type="string">
            <text:p text:style-name="P16"/>
          </table:table-cell>
        </table:table-row>
      </table:table>
      <text:p text:style-name="P1"/>
      <text:p text:style-name="P1">…........................................................................................................................</text:p>
      <text:p text:style-name="P12">${校名} 教師甄選繳款單</text:p>
      <text:p text:style-name="P13">第二聯：代收單位留存聯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table:number-columns-spanned="3" office:value-type="string">
            <text:p text:style-name="P18"><text:span text:style-name="T1">繳款項目:${}</text:span></text:p>
          </table:table-cell>
          <table:covered-table-cell/>
          <table:covered-table-cell/>
          <table:table-cell table:style-name="表格3.D1" office:value-type="string">
            <text:p text:style-name="P16">報考科別:­ ${}</text:p>
          </table:table-cell>
        </table:table-row>
        <table:table-row table:style-name="表格3.2">
          <table:table-cell table:style-name="表格3.A2" office:value-type="string">
            <text:p text:style-name="P4">繳款期限</text:p>
          </table:table-cell>
          <table:table-cell table:style-name="表格3.A2" office:value-type="string">
            <text:p text:style-name="P2">${}</text:p>
          </table:table-cell>
          <table:table-cell table:style-name="表格3.C2" table:number-rows-spanned="3" table:number-columns-spanned="2" office:value-type="string">
            <text:p text:style-name="P4">虛擬帳號<text:line-break/></text:p>
            <text:p text:style-name="P2"/>
            <text:p text:style-name="P2"/>
            <text:p text:style-name="P2">新台幣 ${} 元整</text:p>
          </table:table-cell>
          <table:covered-table-cell/>
        </table:table-row>
        <table:table-row table:style-name="表格3.2">
          <table:table-cell table:style-name="表格3.A2" office:value-type="string">
            <text:p text:style-name="P4">收款銀行</text:p>
          </table:table-cell>
          <table:table-cell table:style-name="表格3.A2" office:value-type="string">
            <text:p text:style-name="P4">${}</text:p>
          </table:table-cell>
          <table:covered-table-cell/>
          <table:covered-table-cell/>
        </table:table-row>
        <table:table-row table:style-name="表格3.2">
          <table:table-cell table:style-name="表格3.A2" office:value-type="string">
            <text:p text:style-name="P4">姓名</text:p>
          </table:table-cell>
          <table:table-cell table:style-name="表格3.A2" office:value-type="string">
            <text:p text:style-name="P2">${}</text:p>
          </table:table-cell>
          <table:covered-table-cell/>
          <table:covered-table-cell/>
        </table:table-row>
      </table:table>
      <table:table table:name="表格4" table:style-name="表格4">
        <table:table-column table:style-name="表格4.A" table:number-columns-repeated="10"/>
        <table:table-row table:style-name="表格4.1">
          <table:table-cell table:style-name="表格4.A1" office:value-type="string">
            <text:p text:style-name="P3">主管</text:p>
          </table:table-cell>
          <table:table-cell table:style-name="表格4.A1" office:value-type="string">
            <text:p text:style-name="P6"/>
          </table:table-cell>
          <table:table-cell table:style-name="表格4.A1" office:value-type="string">
            <text:p text:style-name="P3">會計</text:p>
          </table:table-cell>
          <table:table-cell table:style-name="表格4.A1" office:value-type="string">
            <text:p text:style-name="P6"/>
          </table:table-cell>
          <table:table-cell table:style-name="表格4.A1" office:value-type="string">
            <text:p text:style-name="P3">記帳</text:p>
          </table:table-cell>
          <table:table-cell table:style-name="表格4.A1" office:value-type="string">
            <text:p text:style-name="P6"/>
          </table:table-cell>
          <table:table-cell table:style-name="表格4.A1" office:value-type="string">
            <text:p text:style-name="P3">驗印</text:p>
          </table:table-cell>
          <table:table-cell table:style-name="表格4.A1" office:value-type="string">
            <text:p text:style-name="P6"/>
          </table:table-cell>
          <table:table-cell table:style-name="表格4.A1" office:value-type="string">
            <text:p text:style-name="P3">經辦</text:p>
          </table:table-cell>
          <table:table-cell table:style-name="表格4.A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3 of 9 Barcode" svg:font-family="'3 of 9 Barcode'" style:font-adornments="標準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adornments="標準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0.728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17:04:26.02</meta:creation-date>
    <dc:date>2016-01-07T08:47:14</dc:date>
    <meta:editing-duration>PT6H35M37S</meta:editing-duration>
    <meta:editing-cycles>80</meta:editing-cycles>
    <meta:generator>OpenOffice.org/3.4$Unix OpenOffice.org_project/340m1$Build-9590</meta:generator>
    <meta:document-statistic meta:table-count="4" meta:image-count="0" meta:object-count="0" meta:page-count="1" meta:paragraph-count="45" meta:word-count="388" meta:character-count="571"/>
  </office:meta>
</office:document-meta>
</file>